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4.63cm"/>
    </style:style>
    <style:style style:name="Table1.B" style:family="table-column">
      <style:table-column-properties style:column-width="12.37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76cm" table:align="left"/>
    </style:style>
    <style:style style:name="Table2.A" style:family="table-column">
      <style:table-column-properties style:column-width="4.602cm"/>
    </style:style>
    <style:style style:name="Table2.B" style:family="table-column">
      <style:table-column-properties style:column-width="1.722cm"/>
    </style:style>
    <style:style style:name="Table2.C" style:family="table-column">
      <style:table-column-properties style:column-width="8.43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style:font-name="Vazirmatn" style:font-name-complex="Vazirmatn"/>
    </style:style>
    <style:style style:name="P2" style:family="paragraph" style:parent-style-name="Heading_20_2">
      <style:text-properties style:font-name="Vazirmatn" officeooo:paragraph-rsid="00089437" style:font-name-complex="Vazirmatn"/>
    </style:style>
    <style:style style:name="P3" style:family="paragraph" style:parent-style-name="Heading_20_3">
      <style:text-properties style:font-name="Vazirmatn" style:font-name-complex="Vazirmatn"/>
    </style:style>
    <style:style style:name="P4" style:family="paragraph" style:parent-style-name="Horizontal_20_Line">
      <style:text-properties style:font-name="Vazirmatn" style:font-name-complex="Vazirmatn"/>
    </style:style>
    <style:style style:name="P5" style:family="paragraph" style:parent-style-name="Standard">
      <style:text-properties style:font-name="Vazirmatn" style:font-name-complex="Vazirmatn"/>
    </style:style>
    <style:style style:name="P6" style:family="paragraph" style:parent-style-name="Table_20_Contents">
      <style:text-properties style:font-name="Vazirmatn" style:font-name-complex="Vazirmatn"/>
    </style:style>
    <style:style style:name="P7" style:family="paragraph" style:parent-style-name="Table_20_Contents">
      <style:paragraph-properties fo:text-align="center" style:justify-single-word="false"/>
      <style:text-properties style:font-name="Vazirmatn" style:font-name-complex="Vazirmatn"/>
    </style:style>
    <style:style style:name="P8" style:family="paragraph" style:parent-style-name="Table_20_Heading">
      <style:paragraph-properties fo:text-align="center" style:justify-single-word="false"/>
      <style:text-properties style:font-name="Vazirmatn" style:font-name-complex="Vazirmatn"/>
    </style:style>
    <style:style style:name="P9" style:family="paragraph" style:parent-style-name="Table_20_Heading">
      <style:text-properties style:font-name="Vazirmatn" style:font-name-complex="Vazirmatn"/>
    </style:style>
    <style:style style:name="P10" style:family="paragraph" style:parent-style-name="Text_20_body">
      <style:text-properties style:font-name="Vazirmatn" style:font-name-complex="Vazirmatn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Vazirmatn" style:font-name-complex="Vazirmatn"/>
    </style:style>
    <style:style style:name="P14" style:family="paragraph" style:parent-style-name="Text_20_body" style:list-style-name="L1">
      <style:text-properties style:font-name="Vazirmatn" style:font-name-complex="Vazirmatn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style:font-name="Vazirmatn" style:font-name-complex="Vazirmatn"/>
    </style:style>
    <style:style style:name="P16" style:family="paragraph" style:parent-style-name="Text_20_body" style:list-style-name="L2">
      <style:text-properties style:font-name="Vazirmatn" style:font-name-complex="Vazirmatn"/>
    </style:style>
    <style:style style:name="P17" style:family="paragraph" style:parent-style-name="Text_20_body" style:list-style-name="L3">
      <style:text-properties style:font-name="Vazirmatn" style:font-name-complex="Vazirmatn"/>
    </style:style>
    <style:style style:name="P18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style:font-name="Vazirmatn" style:font-name-complex="Vazirmatn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4"/>
      <text:h text:style-name="P2" text:outline-level="2">۱️⃣ روش تحلیلی تولید سیگنال در snl100</text:h>
      <text:p text:style-name="Text_20_body"><text:span text:style-name="T1">در این پروژه، سیگنال‌ها بر اساس </text:span><text:span text:style-name="Strong_20_Emphasis"><text:span text:style-name="T1">تحلیل تکنیکال کلاسیک</text:span></text:span><text:span text:style-name="T1"> تولید می‌شن، با استفاده از داده‌های لحظه‌ای از نوبیتکس و تبدیل. تحلیل روی قیمت‌های دلاری انجام می‌شه و از اندیکاتورهای زیر استفاده شده:</text:span></text:p>
      <text:h text:style-name="P3" text:outline-level="3">📊 اندیکاتورهای استفاده‌شده:</text:h>
      <text:list text:style-name="L1">
        <text:list-item>
          <text:p text:style-name="P12"><text:span text:style-name="Strong_20_Emphasis"><text:span text:style-name="T1">RSI (Relative Strength Index)</text:span></text:span></text:p>
          <text:list>
            <text:list-item>
              <text:p text:style-name="P13">اگر RSI &lt; 30 → سیگنال خرید (اشباع فروش) </text:p>
            </text:list-item>
            <text:list-item>
              <text:p text:style-name="P13">اگر RSI &gt; 70 → سیگنال فروش (اشباع خرید) </text:p>
            </text:list-item>
          </text:list>
        </text:list-item>
        <text:list-item>
          <text:p text:style-name="P12"><text:span text:style-name="Strong_20_Emphasis"><text:span text:style-name="T1">MA Crossover (میانگین متحرک سریع و کند)</text:span></text:span></text:p>
          <text:list>
            <text:list-item>
              <text:p text:style-name="P13">اگر MA_fast &gt; MA_slow → سیگنال خرید </text:p>
            </text:list-item>
            <text:list-item>
              <text:p text:style-name="P13">اگر MA_fast &lt; MA_slow → سیگنال فروش </text:p>
            </text:list-item>
          </text:list>
        </text:list-item>
        <text:list-item>
          <text:p text:style-name="P12"><text:span text:style-name="Strong_20_Emphasis"><text:span text:style-name="T1">MACD vs Signal Line</text:span></text:span></text:p>
          <text:list>
            <text:list-item>
              <text:p text:style-name="P13">اگر MACD &gt; Signal → سیگنال خرید </text:p>
            </text:list-item>
            <text:list-item>
              <text:p text:style-name="P13">اگر MACD &lt; Signal → سیگنال فروش </text:p>
            </text:list-item>
          </text:list>
        </text:list-item>
        <text:list-item>
          <text:p text:style-name="P12"><text:span text:style-name="Strong_20_Emphasis"><text:span text:style-name="T1">Volatility Filter</text:span></text:span></text:p>
          <text:list>
            <text:list-item>
              <text:p text:style-name="P14">اگر نوسان بیش از حد باشد → سیگنال hold برای جلوگیری از ورود در شرایط پرریسک </text:p>
            </text:list-item>
          </text:list>
        </text:list-item>
      </text:list>
      <text:h text:style-name="P3" text:outline-level="3">🧠 منطق تصمیم‌گیری:</text:h>
      <text:p text:style-name="P10">هر بار که قیمت جدید دریافت می‌شه، حافظهٔ قیمت‌ها به‌روزرسانی می‌شه و اندیکاتورها روی پنجرهٔ ۲۰ تایی محاسبه می‌شن. سپس بر اساس شرایط بالا، سیگنال نهایی تولید می‌شه و همراه با تارگت، استاپ، استراتژی و confidence ثبت می‌شه.</text:p>
      <text:p text:style-name="P4"/>
      <text:h text:style-name="P1" text:outline-level="2">۲️⃣ تایم‌فریم و چک‌لیست اجرای روزانه</text:h>
      <text:h text:style-name="P3" text:outline-level="3">⏱️ تایم‌فریم:</text:h>
      <text:list text:style-name="L2">
        <text:list-item>
          <text:p text:style-name="P15">تحلیل روی داده‌های لحظه‌ای (real-time tick-level) </text:p>
        </text:list-item>
        <text:list-item>
          <text:p text:style-name="P15">پنجرهٔ تحلیل: ۲۰ قیمت آخر </text:p>
        </text:list-item>
        <text:list-item>
          <text:p text:style-name="P16">هر ۱ ثانیه یک بار داده جدید دریافت می‌شه </text:p>
        </text:list-item>
      </text:list>
      <text:h text:style-name="P3" text:outline-level="3"><text:soft-page-break/>🕒 ساعت‌های مناسب اجرا:</text:h>
      <text:list text:style-name="L3">
        <text:list-item>
          <text:p text:style-name="P18"><text:span text:style-name="T1">بهترین زمان اجرا: </text:span><text:span text:style-name="Strong_20_Emphasis"><text:span text:style-name="T1">بین ۱۰:۰۰ تا ۲۳:۰۰ به وقت تهران</text:span></text:span><text:span text:style-name="T1"> </text:span></text:p>
        </text:list-item>
        <text:list-item>
          <text:p text:style-name="P17">دلیل: در این بازه، حجم معاملات در نوبیتکس و تبدیل بالاست و قیمت‌ها پایدارتر و قابل اعتمادترند </text:p>
        </text:list-item>
      </text:list>
      <text:p text:style-name="P4"/>
      <text:h text:style-name="P3" text:outline-level="3">✅ چک‌لیست اجرای روزانه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مرحله</text:p>
            </table:table-cell>
            <table:table-cell table:style-name="Table1.A1" office:value-type="string">
              <text:p text:style-name="P9">توضیح</text:p>
            </table:table-cell>
          </table:table-row>
        </table:table-header-rows>
        <table:table-row>
          <table:table-cell table:style-name="Table1.A1" office:value-type="string">
            <text:p text:style-name="P6">1. فعال‌سازی محیط مجازی</text:p>
          </table:table-cell>
          <table:table-cell table:style-name="Table1.A1" office:value-type="string">
            <text:p text:style-name="P11"><text:span text:style-name="Source_20_Text"><text:span text:style-name="T1">source venv/bin/activate</text:span></text:span></text:p>
          </table:table-cell>
        </table:table-row>
        <table:table-row>
          <table:table-cell table:style-name="Table1.A1" office:value-type="string">
            <text:p text:style-name="P6">2. نصب پکیج‌ها</text:p>
          </table:table-cell>
          <table:table-cell table:style-name="Table1.A1" office:value-type="string">
            <text:p text:style-name="P11"><text:span text:style-name="Source_20_Text"><text:span text:style-name="T1">pip install -r requirements.txt</text:span></text:span></text:p>
          </table:table-cell>
        </table:table-row>
        <table:table-row>
          <table:table-cell table:style-name="Table1.A1" office:value-type="string">
            <text:p text:style-name="P6">3. اجرای تست زنده</text:p>
          </table:table-cell>
          <table:table-cell table:style-name="Table1.A1" office:value-type="string">
            <text:p text:style-name="P11"><text:span text:style-name="Source_20_Text"><text:span text:style-name="T1">./run_live.sh</text:span></text:span><text:span text:style-name="T1"> یا </text:span><text:span text:style-name="Source_20_Text"><text:span text:style-name="T1">python snl100/forward_tester.py</text:span></text:span></text:p>
          </table:table-cell>
        </table:table-row>
        <table:table-row>
          <table:table-cell table:style-name="Table1.A1" office:value-type="string">
            <text:p text:style-name="P6">4. مشاهده داشبورد</text:p>
          </table:table-cell>
          <table:table-cell table:style-name="Table1.A1" office:value-type="string">
            <text:p text:style-name="P11"><text:span text:style-name="T1">باز کردن </text:span><text:span text:style-name="Source_20_Text"><text:span text:style-name="T1">http://127.0.0.1:5050</text:span></text:span></text:p>
          </table:table-cell>
        </table:table-row>
        <table:table-row>
          <table:table-cell table:style-name="Table1.A1" office:value-type="string">
            <text:p text:style-name="P6">5. بررسی فایل لاگ</text:p>
          </table:table-cell>
          <table:table-cell table:style-name="Table1.A1" office:value-type="string">
            <text:p text:style-name="P11"><text:span text:style-name="Source_20_Text"><text:span text:style-name="T1">output/forward_test_log.csv</text:span></text:span></text:p>
          </table:table-cell>
        </table:table-row>
        <table:table-row>
          <table:table-cell table:style-name="Table1.A1" office:value-type="string">
            <text:p text:style-name="P6">6. تحلیل عملکرد</text:p>
          </table:table-cell>
          <table:table-cell table:style-name="Table1.A1" office:value-type="string">
            <text:p text:style-name="P11"><text:span text:style-name="Source_20_Text"><text:span text:style-name="T1">python snl100/performance_analyzer.py</text:span></text:span></text:p>
          </table:table-cell>
        </table:table-row>
        <table:table-row>
          <table:table-cell table:style-name="Table1.A1" office:value-type="string">
            <text:p text:style-name="P6">7. بررسی نمودار سود</text:p>
          </table:table-cell>
          <table:table-cell table:style-name="Table1.A1" office:value-type="string">
            <text:p text:style-name="P11"><text:span text:style-name="Source_20_Text"><text:span text:style-name="T1">output/performance_chart.png</text:span></text:span></text:p>
          </table:table-cell>
        </table:table-row>
        <table:table-row>
          <table:table-cell table:style-name="Table1.A1" office:value-type="string">
            <text:p text:style-name="P6">8. آرشیو پروژه</text:p>
          </table:table-cell>
          <table:table-cell table:style-name="Table1.A1" office:value-type="string">
            <text:p text:style-name="P11"><text:span text:style-name="Source_20_Text"><text:span text:style-name="T1">zip -r snl100-final.zip snl100 run_live.sh requirements.txt README.md</text:span></text:span></text:p>
          </table:table-cell>
        </table:table-row>
        <table:table-row>
          <table:table-cell table:style-name="Table1.A1" office:value-type="string">
            <text:p text:style-name="P6">9. انتقال به OneDrive</text:p>
          </table:table-cell>
          <table:table-cell table:style-name="Table1.A1" office:value-type="string">
            <text:p text:style-name="P11"><text:span text:style-name="Source_20_Text"><text:span text:style-name="T1">mv snl100-final.zip ~/OneDrive/</text:span></text:span></text:p>
          </table:table-cell>
        </table:table-row>
      </table:table>
      <text:p text:style-name="P4"/>
      <text:h text:style-name="P1" text:outline-level="2">۳️⃣ مرور کامل مسیر پروژه و رفع نواقص احتمالی</text:h>
      <text:h text:style-name="P3" text:outline-level="3">🔍 بررسی گام‌به‌گام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9">مرحله</text:p>
            </table:table-cell>
            <table:table-cell table:style-name="Table2.A1" office:value-type="string">
              <text:p text:style-name="P8">وضعیت</text:p>
            </table:table-cell>
            <table:table-cell table:style-name="Table2.A1" office:value-type="string">
              <text:p text:style-name="P9">توضیح</text:p>
            </table:table-cell>
          </table:table-row>
        </table:table-header-rows>
        <table:table-row>
          <table:table-cell table:style-name="Table2.A1" office:value-type="string">
            <text:p text:style-name="P6">تعریف هدف پروژه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تمرکز روی USDT-pairs و ابزار بومی‌سازی‌شده</text:p>
          </table:table-cell>
        </table:table-row>
        <table:table-row>
          <table:table-cell table:style-name="Table2.A1" office:value-type="string">
            <text:p text:style-name="P6">انتخاب منابع داده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نوبیتکس و تبدیل دلاری</text:p>
          </table:table-cell>
        </table:table-row>
        <table:table-row>
          <table:table-cell table:style-name="Table2.A1" office:value-type="string">
            <text:p text:style-name="P6">طراحی pipeline سیگنال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حافظه قیمت، اندیکاتورها، تصمیم‌گیری</text:p>
          </table:table-cell>
        </table:table-row>
        <table:table-row>
          <table:table-cell table:style-name="Table2.A1" office:value-type="string">
            <text:p text:style-name="P6">تست زنده و ثبت لاگ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فایل CSV با سود تخمینی</text:p>
          </table:table-cell>
        </table:table-row>
        <table:table-row>
          <table:table-cell table:style-name="Table2.A1" office:value-type="string">
            <text:p text:style-name="P6">تحلیل عملکرد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میانگین سود، بهترین/بدترین معامله، نمودار</text:p>
          </table:table-cell>
        </table:table-row>
        <table:table-row>
          <table:table-cell table:style-name="Table2.A1" office:value-type="string">
            <text:p text:style-name="P6">داشبورد لحظه‌ای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نمایش سیگنال‌ها با رنگ‌بندی و رفرش خودکار</text:p>
          </table:table-cell>
        </table:table-row>
        <table:table-row>
          <table:table-cell table:style-name="Table2.A1" office:value-type="string">
            <text:p text:style-name="P6">مدیریت خطاها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SourceDown، PriceUnavailable، بدون کرش</text:p>
          </table:table-cell>
        </table:table-row>
        <table:table-row>
          <table:table-cell table:style-name="Table2.A1" office:value-type="string">
            <text:p text:style-name="P6">مستندسازی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README کامل فارسی</text:p>
          </table:table-cell>
        </table:table-row>
        <table:table-row>
          <table:table-cell table:style-name="Table2.A1" office:value-type="string">
            <text:p text:style-name="P6">بسته‌بندی نهایی</text:p>
          </table:table-cell>
          <table:table-cell table:style-name="Table2.A1" office:value-type="string">
            <text:p text:style-name="P7">✅</text:p>
          </table:table-cell>
          <table:table-cell table:style-name="Table2.A1" office:value-type="string">
            <text:p text:style-name="P6">ZIP آماده انتقال</text:p>
          </table:table-cell>
        </table:table-row>
      </table:table>
      <text:p text:style-name="P10"><text:soft-page-break/>✅ هیچ مرحله‌ای از قلم نیفتاده. همه‌چیز اجرا شده، تست شده، و مستند شده.</text:p>
      <text:p text:style-name="P4"/>
      <text:p text:style-name="P10">اگر بخوای، می‌تونم همین چک‌لیست‌ها و توضیحات رو هم به فایل README اضافه کنم تا نسخه نهایی کامل‌تر بشه. بگو تا همین الان انجامش بدم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حمیدرضا فلاّح تفتی</meta:initial-creator>
    <meta:creation-date>2025-10-16T18:30:12.943563351</meta:creation-date>
    <dc:date>2025-10-16T21:57:12.155359607</dc:date>
    <meta:editing-duration>PT14M22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3" meta:paragraph-count="79" meta:word-count="429" meta:character-count="2392" meta:non-whitespace-character-count="2046"/>
  </office:meta>
</office:document-meta>
</file>